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fo:font-style="normal" officeooo:rsid="0345a15a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1c4f176"/>
    </style:style>
    <style:style style:name="T66" style:family="text">
      <style:text-properties officeooo:rsid="03b4652d"/>
    </style:style>
    <style:style style:name="T67" style:family="text">
      <style:text-properties officeooo:rsid="04b50477"/>
    </style:style>
    <style:style style:name="T68" style:family="text">
      <style:text-properties officeooo:rsid="0473a949"/>
    </style:style>
    <style:style style:name="T69" style:family="text">
      <style:text-properties officeooo:rsid="0387836c"/>
    </style:style>
    <style:style style:name="T70" style:family="text">
      <style:text-properties officeooo:rsid="01dff054"/>
    </style:style>
    <style:style style:name="T71" style:family="text">
      <style:text-properties officeooo:rsid="023c6ef8"/>
    </style:style>
    <style:style style:name="T72" style:family="text">
      <style:text-properties officeooo:rsid="023d2c84"/>
    </style:style>
    <style:style style:name="T73" style:family="text">
      <style:text-properties officeooo:rsid="0273d3e5"/>
    </style:style>
    <style:style style:name="T74" style:family="text">
      <style:text-properties officeooo:rsid="02ad4da6"/>
    </style:style>
    <style:style style:name="T75" style:family="text">
      <style:text-properties officeooo:rsid="0303035b"/>
    </style:style>
    <style:style style:name="T76" style:family="text">
      <style:text-properties officeooo:rsid="03041613"/>
    </style:style>
    <style:style style:name="T77" style:family="text">
      <style:text-properties officeooo:rsid="030a829e"/>
    </style:style>
    <style:style style:name="T78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5">Esser-</text:span>Skala, 201<text:span text:style-name="T65">9</text:span></text:p>
      <text:p text:style-name="P24"/>
      <text:p text:style-name="P24"/>
      <text:p text:style-name="P22">© 201<text:span text:style-name="T65">9</text:span> by Wolfgang <text:span text:style-name="T65">Esser-</text:span>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21"/>
      <text:p text:style-name="P23">Music engraving by LilyPond 2.18.0 (http://www.lilypond.org).<text:span text:style-name="T62"><text:line-break/>Front matter</text:span> typeset with EB Garamond (http://www.georgduffner.at/ebgaramond).</text:p>
      <text:p text:style-name="P24"/>
      <text:p text:style-name="P20">First <text:span text:style-name="T65">version</text:span>, <text:span text:style-name="T72">December</text:span> 201<text:span text:style-name="T65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7">a copy in the Benediktinerabtei Niederaltaich. The digital version of the manuscript is available at</text:span></text:p>
      <text:p text:style-name="P18"><text:tab/><text:span text:style-name="T77">https://mirador.acdh.oeaw.ac.at/musikarchivspitz/D-NATk_E21/ </text:span>(siglum<text:span text:style-name="T68"> NA/SP (E-21)</text:span>)<text:span text:style-name="T73">.</text:span></text:p>
      <text:p text:style-name="P7"/>
      <text:p text:style-name="P2">In general, this edition closely follows the <text:span text:style-name="T69">manuscript</text:span>. Any changes <text:span text:style-name="T61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4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5">A, alto; B, basso; cor, horn; fl, flute; </text:span>Ms, manuscript;<text:span text:style-name="T71"> </text:span>org, organ; <text:span text:style-name="T70">r, rest; S, soprano; T, tenore; tr, tromba; timp, timpani; </text:span>vl, violin<text:span text:style-name="T70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</text:span><text:span text:style-name="T60">25<text:tab/>vl 2<text:tab/>6th eighth in Ms: e′8<text:line-break/></text:span><text:span text:style-name="T57">39<text:tab/>vla<text:tab/>3rd quarter in Ms: r4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8">eybler-missa-sancti-wolfgangi-HerEy-11</text:span>). Your help will be greatly appreciated.</text:p>
      <text:p text:style-name="P19"><text:soft-page-break/></text:p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66">Esser-</text:span>Skala</text:p>
      <text:p text:style-name="P35"/>
      <text:p text:style-name="P33"><text:line-break/>C O N T E N T S<text:span text:style-name="T76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9T11:59:02.141104067</dc:date>
    <dc:creator>Wolfgang Skala</dc:creator>
    <meta:editing-duration>P8DT20H37M22S</meta:editing-duration>
    <meta:editing-cycles>772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93" meta:character-count="3515" meta:non-whitespace-character-count="2854"/>
  </office:meta>
</office:document-meta>
</file>